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Listenabsatz" style:master-page-name="MP0" style:family="paragraph">
      <style:paragraph-properties fo:break-before="page" fo:line-height="105%" fo:margin-left="0in">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000000" fo:font-size="14pt" style:font-size-asian="14pt" style:font-size-complex="14pt"/>
    </style:style>
    <style:style style:name="T3" style:parent-style-name="Absatz-Standardschriftart" style:family="text">
      <style:text-properties fo:font-weight="bold" style:font-weight-asian="bold" style:font-weight-complex="bold" fo:color="#55308D" fo:font-size="14pt" style:font-size-asian="14pt" style:font-size-complex="14pt"/>
    </style:style>
    <style:style style:name="T4" style:parent-style-name="Absatz-Standardschriftart" style:family="text">
      <style:text-properties fo:font-style="italic" style:font-style-asian="italic" fo:color="#000000"/>
    </style:style>
    <style:style style:name="T5" style:parent-style-name="Absatz-Standardschriftart" style:family="text">
      <style:text-properties fo:font-style="italic" style:font-style-asian="italic" fo:color="#767171"/>
    </style:style>
    <style:style style:name="T6" style:parent-style-name="Absatz-Standardschriftart" style:family="text">
      <style:text-properties fo:font-style="italic" style:font-style-asian="italic" fo:color="#767171"/>
    </style:style>
    <style:style style:name="T7" style:parent-style-name="Absatz-Standardschriftart" style:family="text">
      <style:text-properties fo:color="#767171"/>
    </style:style>
    <style:style style:name="P8" style:parent-style-name="Listenabsatz" style:family="paragraph">
      <style:paragraph-properties fo:line-height="105%" fo:margin-left="0in">
        <style:tab-stops>
          <style:tab-stop style:type="right" style:leader-style="dotted" style:leader-text="." style:position="4.2in"/>
          <style:tab-stop style:type="left" style:position="4.25in"/>
        </style:tab-stops>
      </style:paragraph-properties>
      <style:text-properties fo:color="#767171"/>
    </style:style>
    <style:style style:name="P9" style:parent-style-name="Listenabsatz" style:family="paragraph">
      <style:paragraph-properties fo:line-height="105%" fo:margin-left="0in">
        <style:tab-stops>
          <style:tab-stop style:type="right" style:leader-style="dotted" style:leader-text="." style:position="4.2in"/>
          <style:tab-stop style:type="left" style:position="4.25in"/>
        </style:tab-stops>
      </style:paragraph-properties>
      <style:text-properties fo:font-style="italic" style:font-style-asian="italic" fo:color="#FF0000"/>
    </style:style>
    <style:style style:name="P10"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11"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12" style:parent-style-name="Standard" style:list-style-name="LFO1" style:family="paragraph">
      <style:paragraph-properties style:vertical-align="auto" fo:margin-top="0.0694in" fo:margin-bottom="0.0694in" fo:line-height="150%"/>
      <style:text-properties fo:hyphenate="true"/>
    </style:style>
    <style:style style:name="T13"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14"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15" style:parent-style-name="Absatz-Standardschriftart" style:family="text">
      <style:text-properties fo:font-style="italic" style:font-style-asian="italic" fo:color="#FF0000"/>
    </style:style>
    <style:style style:name="P16" style:parent-style-name="Listenabsatz" style:list-style-name="LFO1" style:family="paragraph">
      <style:paragraph-properties fo:line-height="104%">
        <style:tab-stops>
          <style:tab-stop style:type="left" style:position="0in"/>
          <style:tab-stop style:type="right" style:leader-style="dotted" style:leader-text="." style:position="3.7in"/>
          <style:tab-stop style:type="left" style:position="3.75in"/>
        </style:tab-stops>
      </style:paragraph-properties>
    </style:style>
    <style:style style:name="T17"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18"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language-asian="de" style:country-asian="DE" style:language-complex="ar" style:country-complex="SA"/>
    </style:style>
    <style:style style:name="T19"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20" style:parent-style-name="Absatz-Standardschriftart" style:family="text">
      <style:text-properties fo:font-style="italic" style:font-style-asian="italic" fo:color="#FF0000"/>
    </style:style>
    <style:style style:name="P21"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22"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23"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24"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25" style:parent-style-name="Listenabsatz" style:family="paragraph">
      <style:paragraph-properties fo:line-height="104%" fo:margin-left="0.4923in">
        <style:tab-stops>
          <style:tab-stop style:type="right" style:leader-style="dotted" style:leader-text="." style:position="3.7076in"/>
          <style:tab-stop style:type="left" style:position="3.7576in"/>
        </style:tab-stops>
      </style:paragraph-properties>
      <style:text-properties fo:font-style="italic" style:font-style-asian="italic" fo:color="#FF0000"/>
    </style:style>
    <style:style style:name="P26"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color="#767171"/>
    </style:style>
    <style:style style:name="P27"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font-style="italic" style:font-style-asian="italic" fo:color="#FF0000"/>
    </style:style>
    <style:style style:name="P28" style:parent-style-name="Listenabsatz" style:family="paragraph">
      <style:paragraph-properties fo:line-height="104%" fo:margin-left="0in">
        <style:tab-stops>
          <style:tab-stop style:type="right" style:leader-style="dotted" style:leader-text="." style:position="4.2in"/>
          <style:tab-stop style:type="left" style:position="4.25in"/>
        </style:tab-stops>
      </style:paragraph-properties>
      <style:text-properties fo:font-style="italic" style:font-style-asian="italic" fo:color="#FF0000"/>
    </style:style>
    <style:style style:name="P29" style:parent-style-name="Standard" style:family="paragraph">
      <style:paragraph-properties style:vertical-align="auto" fo:margin-top="0.0694in" fo:margin-bottom="0.0694in" fo:margin-left="0.4923in">
        <style:tab-stops/>
      </style:paragraph-properties>
      <style:text-properties fo:hyphenate="true"/>
    </style:style>
    <style:style style:name="T30"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style:style>
    <style:style style:name="T31"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32" style:parent-style-name="Standard" style:family="paragraph">
      <style:paragraph-properties style:vertical-align="auto" fo:margin-top="0.0694in" fo:margin-bottom="0.0694in" fo:margin-left="0.4923in">
        <style:tab-stops/>
      </style:paragraph-properties>
      <style:text-properties fo:hyphenate="true"/>
    </style:style>
    <style:style style:name="T33"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34" style:parent-style-name="Absatz-Standardschriftart" style:family="text">
      <style:text-properties style:font-name="Times New Roman" style:font-name-asian="Times New Roman" style:font-name-complex="Times New Roman" fo:color="#FFFFFF" style:letter-kerning="false" style:language-asian="de" style:country-asian="DE" style:language-complex="ar" style:country-complex="SA"/>
    </style:style>
    <style:style style:name="T35"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36" style:parent-style-name="Standard" style:family="paragraph">
      <style:paragraph-properties style:vertical-align="auto" fo:margin-top="0.0694in" fo:margin-bottom="0.0694in" fo:margin-left="0.4923in">
        <style:tab-stops/>
      </style:paragraph-properties>
      <style:text-properties fo:hyphenate="true"/>
    </style:style>
    <style:style style:name="T37"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de" style:country-asian="DE" style:language-complex="ar" style:country-complex="SA"/>
    </style:style>
    <style:style style:name="T38" style:parent-style-name="Absatz-Standardschriftart" style:family="text">
      <style:text-properties style:font-name="Symbol" style:font-name-asian="Symbol" style:font-name-complex="Symbol" fo:font-weight="bold" style:font-weight-asian="bold" style:font-weight-complex="bold" fo:color="#0000FF" style:letter-kerning="false" fo:font-size="13.5pt" style:font-size-asian="13.5pt" style:font-size-complex="13.5pt" style:text-underline-type="single" style:text-underline-style="solid" style:text-underline-width="auto" style:text-underline-mode="continuous" style:language-asian="de" style:country-asian="DE" style:language-complex="ar" style:country-complex="SA"/>
    </style:style>
    <style:style style:name="P39" style:parent-style-name="Standard" style:family="paragraph">
      <style:paragraph-properties style:vertical-align="auto" fo:margin-top="0.0694in" fo:margin-bottom="0.0694in" fo:margin-left="0.4923in">
        <style:tab-stops/>
      </style:paragraph-properties>
      <style:text-properties fo:hyphenate="true"/>
    </style:style>
    <style:style style:name="T40"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41" style:parent-style-name="Absatz-Standardschriftart" style:family="text">
      <style:text-properties style:font-name="Times New Roman" style:font-name-asian="Times New Roman" style:font-name-complex="Times New Roman" fo:color="#FFFFFF" style:letter-kerning="false" style:language-asian="de" style:country-asian="DE" style:language-complex="ar" style:country-complex="SA"/>
    </style:style>
    <style:style style:name="T42"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43" style:parent-style-name="Standard" style:family="paragraph">
      <style:paragraph-properties style:vertical-align="auto" fo:margin-top="0.0694in" fo:margin-bottom="0.0694in" fo:margin-left="0.4923in">
        <style:tab-stops/>
      </style:paragraph-properties>
      <style:text-properties style:font-name="Times New Roman" style:font-name-asian="Times New Roman" style:font-name-complex="Times New Roman" style:letter-kerning="false" style:language-asian="de" style:country-asian="DE" style:language-complex="ar" style:country-complex="SA" fo:hyphenate="true"/>
    </style:style>
    <style:style style:name="P44" style:parent-style-name="Standard" style:family="paragraph">
      <style:paragraph-properties style:vertical-align="auto" fo:margin-top="0.0694in" fo:margin-bottom="0.0694in" fo:margin-left="0.4923in">
        <style:tab-stops/>
      </style:paragraph-properties>
      <style:text-properties fo:hyphenate="true"/>
    </style:style>
    <style:style style:name="T45" style:parent-style-name="Absatz-Standardschriftart" style:family="text">
      <style:text-properties style:font-name="Times New Roman" style:font-name-asian="Times New Roman" style:font-name-complex="Times New Roman" fo:font-weight="bold" style:font-weight-asian="bold" style:font-weight-complex="bold" style:letter-kerning="false" style:language-asian="de" style:country-asian="DE" style:language-complex="ar" style:country-complex="SA"/>
    </style:style>
    <style:style style:name="T46"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47" style:parent-style-name="Standard" style:family="paragraph">
      <style:paragraph-properties style:vertical-align="auto" fo:margin-top="0.0694in" fo:margin-bottom="0.0694in" fo:margin-left="0.4923in">
        <style:tab-stops/>
      </style:paragraph-properties>
      <style:text-properties fo:hyphenate="true"/>
    </style:style>
    <style:style style:name="T48" style:parent-style-name="Absatz-Standardschriftart" style:family="text">
      <style:text-properties style:font-name="Times New Roman" style:font-name-asian="Times New Roman" style:font-name-complex="Times New Roman" fo:font-weight="bold" style:font-weight-asian="bold" style:font-weight-complex="bold" style:letter-kerning="false" style:language-asian="de" style:country-asian="DE" style:language-complex="ar" style:country-complex="SA"/>
    </style:style>
    <style:style style:name="T49"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T50" style:parent-style-name="Absatz-Standardschriftart" style:family="text">
      <style:text-properties style:font-name="Times New Roman" style:font-name-asian="Times New Roman" style:font-name-complex="Times New Roman" fo:color="#0000FF" style:letter-kerning="false" style:text-underline-type="single" style:text-underline-style="solid" style:text-underline-width="auto" style:text-underline-mode="continuous" style:language-asian="de" style:country-asian="DE" style:language-complex="ar" style:country-complex="SA"/>
    </style:style>
    <style:style style:name="T51" style:parent-style-name="Absatz-Standardschriftart" style:family="text">
      <style:text-properties style:font-name="Times New Roman" style:font-name-asian="Times New Roman" style:font-name-complex="Times New Roman" style:letter-kerning="false" style:language-asian="de" style:country-asian="DE" style:language-complex="ar" style:country-complex="SA"/>
    </style:style>
    <style:style style:name="P52" style:parent-style-name="Listenabsatz" style:family="paragraph">
      <style:paragraph-properties fo:line-height="104%" fo:margin-left="0.4923in">
        <style:tab-stops>
          <style:tab-stop style:type="right" style:leader-style="dotted" style:leader-text="." style:position="3.7076in"/>
          <style:tab-stop style:type="left" style:position="3.7576in"/>
        </style:tab-stops>
      </style:paragraph-properties>
    </style:style>
    <style:style style:name="P53" style:parent-style-name="Listenabsatz" style:family="paragraph">
      <style:paragraph-properties fo:line-height="104%" fo:margin-left="0.4923in">
        <style:tab-stops>
          <style:tab-stop style:type="right" style:leader-style="dotted" style:leader-text="." style:position="3.7076in"/>
          <style:tab-stop style:type="left" style:position="3.7576in"/>
        </style:tab-stops>
      </style:paragraph-properties>
    </style:style>
    <style:style style:name="P54" style:parent-style-name="Listenabsatz" style:family="paragraph">
      <style:paragraph-properties fo:line-height="104%" fo:margin-left="0.4923in">
        <style:tab-stops>
          <style:tab-stop style:type="right" style:leader-style="dotted" style:leader-text="." style:position="3.7076in"/>
          <style:tab-stop style:type="left" style:position="3.7576in"/>
        </style:tab-stops>
      </style:paragraph-properties>
    </style:style>
    <style:style style:name="P55" style:parent-style-name="Standard" style:family="paragraph">
      <style:paragraph-properties fo:line-height="104%">
        <style:tab-stops>
          <style:tab-stop style:type="right" style:leader-style="dotted" style:leader-text="." style:position="4.2in"/>
          <style:tab-stop style:type="left" style:position="4.25in"/>
        </style:tab-stops>
      </style:paragraph-properties>
    </style:style>
    <style:style style:name="P5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67171" fo:font-size="11pt" style:font-size-asian="11pt" style:font-size-complex="11pt"/>
    </style:style>
    <style:style style:name="P5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67171" fo:font-size="11pt" style:font-size-asian="11pt" style:font-size-complex="11pt"/>
    </style:style>
    <style:style style:name="P58"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style:style>
    <style:style style:name="P59" style:parent-style-name="Standard" style:family="paragraph">
      <style:paragraph-properties style:vertical-align="auto" fo:margin-top="0.0694in" fo:margin-bottom="0.0694in" fo:line-height="150%"/>
      <style:text-properties fo:hyphenate="true"/>
    </style:style>
    <style:style style:name="T60"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61"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T62"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style:language-asian="de" style:country-asian="DE" style:language-complex="ar" style:country-complex="SA"/>
    </style:style>
    <style:style style:name="T63" style:parent-style-name="Absatz-Standardschriftart" style:family="text">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style:style>
    <style:style style:name="P64"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style:language-asian="de" style:country-asian="DE" style:language-complex="ar" style:country-complex="SA" fo:hyphenate="true"/>
    </style:style>
    <style:style style:name="P65" style:parent-style-name="Listenabsatz" style:family="paragraph">
      <style:paragraph-properties fo:line-height="105%" fo:margin-left="0in">
        <style:tab-stops>
          <style:tab-stop style:type="right" style:leader-style="dotted" style:leader-text="." style:position="4.2in"/>
          <style:tab-stop style:type="left" style:position="4.25in"/>
        </style:tab-stops>
      </style:paragraph-properties>
    </style:style>
    <style:style style:name="T66" style:parent-style-name="Absatz-Standardschriftart" style:family="text">
      <style:text-properties fo:color="#767171"/>
    </style:style>
  </office:automatic-styles>
  <office:body>
    <office:text text:use-soft-page-breaks="true">
      <text:p text:style-name="P1"><text:span text:style-name="T2"><text:s text:c="16"/></text:span><text:span text:style-name="T3">7. Kids: Mastering additional challenges</text:span><text:span text:style-name="T4">…</text:span><text:span text:style-name="T5">(Heiko)</text:span><text:span text:style-name="T6"><text:s text:c="4"/></text:span><text:span text:style-name="T7">V14</text:span></text:p>
      <text:p text:style-name="P8"/>
      <text:p text:style-name="P9">Points from section 1.6 that need tob e detailed here<text:s/>:</text:p>
      <text:p text:style-name="P10">To establish and maintain a FCL for kids brings about some extra challenges if:</text:p>
      <text:list text:style-name="LFO1" text:continue-numbering="true">
        <text:list-item>
          <text:p text:style-name="P11">Lyumjev is not available or well tolerated</text:p>
        </text:list-item>
        <text:list-item>
          <text:p text:style-name="P12"><text:span text:style-name="T13">Hourly basal rate is very low, providing a poor basis for big SMBs</text:span><text:span text:style-name="T14"><text:s/></text:span><text:span text:style-name="T15">=&gt; Measures to get sufficient initial SMB sizes?</text:span></text:p>
        </text:list-item>
        <text:list-item>
          <text:p text:style-name="P16"><text:span text:style-name="T17">Diet is rich in sweet components. With the typical low blood volume of a small body, strong tendency towards very high bg spikes! <text:s/></text:span><text:span text:style-name="T18">=&gt;</text:span><text:span text:style-name="T19"><text:s/></text:span><text:span text:style-name="T20">Provisions for erratic hi carb snacking/ the occasional sweet drink?</text:span></text:p>
        </text:list-item>
        <text:list-item>
          <text:p text:style-name="P21">Going through marked changes of insulin sensitivity or of circadian pattern makes it difficult to keep the FCL appropriately tuned.</text:p>
        </text:list-item>
      </text:list>
      <text:p text:style-name="P22">This problem is about the same in Hybrid Closed Looping. However, now you might expect miracles from the FCL. This is not going to happen. You still should try to set appropriate temp. changed profiles, that serve also as a basis for your autoISF FCL.</text:p>
      <text:list text:style-name="LFO1" text:continue-numbering="true">
        <text:list-item>
          <text:p text:style-name="P23">Discipline is poor regarding keeping Bluetooth connectivity and infusion sites perfectly running</text:p>
        </text:list-item>
        <text:list-item>
          <text:p text:style-name="P24">Between kid and supervising parent it must be guranteed, especially in the initial weeks, that an eye is kept on whether the FCL is working about as to be expected.</text:p>
        </text:list-item>
      </text:list>
      <text:p text:style-name="P25">FCL =&gt; implications for remote parent monitoring ? (may have to come at the end, when all potential problems were discussed)</text:p>
      <text:p text:style-name="P26"/>
      <text:p text:style-name="P27">Re. pre-requisites, CGM, for kids: what works well ??</text:p>
      <text:p text:style-name="P28">Pls include implications of (from wiki aaps):</text:p>
      <text:p text:style-name="P29"><text:span text:style-name="T30">Dexcom G6 or Dexcom ONE with xDrip+ Companion Mode</text:span><text:a office:title="Permalink to this heading" xlink:href="https://androidaps.readthedocs.io/en/latest/Usage/Smoothing-Blood-Glucose-Data-in-xDrip.html#dexcom-g6-or-dexcom-one-with-xdrip-companion-mode" office:target-frame-name="_top" xlink:show="replace"><text:span text:style-name="T31"></text:span></text:a></text:p>
      <text:p text:style-name="P32"><text:span text:style-name="T33">The noise-level data is not shared with AAPS using this method. Therefore ‘Enable SMB always’<text:s/></text:span><text:span text:style-name="T34">and ‘Enable SMB after carbs’<text:s/></text:span><text:span text:style-name="T35">are disabled.</text:span></text:p>
      <text:p text:style-name="P36"><text:span text:style-name="T37">xDrip+ with FreeStyle Libre</text:span><text:a office:title="Permalink to this heading" xlink:href="https://androidaps.readthedocs.io/en/latest/Usage/Smoothing-Blood-Glucose-Data-in-xDrip.html#xdrip-with-freestyle-libre" office:target-frame-name="_top" xlink:show="replace"><text:span text:style-name="T38"></text:span></text:a></text:p>
      <text:p text:style-name="P39"><text:span text:style-name="T40">None of the FreeStyle Libre systems (FSL1, FSL2, or FSL3) broadcast any information about the level of noise detected in the readings, and therefore ‘Enable SMB always’<text:s/></text:span><text:span text:style-name="T41">and ‘Enable SMB after carbs’</text:span><text:span text:style-name="T42"><text:s/>are disabled for all setups using the FreeStyle Libre.</text:span></text:p>
      <text:p text:style-name="P43">In addition, many people have reported the FreeStyle Libre often produces noisy data. In xDrip+ there are a few options to help with this:</text:p>
      <text:p text:style-name="P44"><text:span text:style-name="T45">Smooth Sensor Noise.</text:span><text:span text:style-name="T46"><text:s/>In xDrip+ Settings &gt; xDrip+ Display Settings ensure that Smooth Sensor Noise is turned on. This attempts to apply smoothing to noisy data.</text:span></text:p>
      <text:soft-page-break/>
      <text:p text:style-name="P47"><text:span text:style-name="T48">Smooth Sensor Noise (Ultrasensitive).</text:span><text:span text:style-name="T49"><text:s/>If you are still seeing noisy data in xDrip+ you can apply more aggressive smoothing using the Smooth Sensor Noise (Ultrasensitive) setting. This will attempt to apply smoothing even on very low levels of detected noise. To do this, first enable<text:s/></text:span><text:a xlink:href="https://androidaps.readthedocs.io/en/latest/Usage/Enabling-Engineering-Mode-in-xDrip.html" office:target-frame-name="_top" xlink:show="replace"><text:span text:style-name="T50">engineering mode</text:span></text:a><text:span text:style-name="T51"><text:s/>in xDrip+. Then navigate to Settings &gt; xDrip+ Display Settings and turn on Smooth Sensor Noise (Ultrasensitive).</text:span></text:p>
      <text:p text:style-name="P52">1 minute vs 5 minutre readings – how to deal with that ??</text:p>
      <text:p text:style-name="P53"/>
      <text:p text:style-name="P54">(re CGMs, also consult Gerhard / ga-zelle pls )</text:p>
      <text:p text:style-name="P55"/>
      <text:p text:style-name="P56"/>
      <text:p text:style-name="P57"/>
      <text:p text:style-name="P58">End with something like:</text:p>
      <text:p text:style-name="P59"><text:span text:style-name="T60">There are a couple of parents and kids pioneering this area</text:span><text:span text:style-name="T61">, see also<text:s/></text:span><text:span text:style-name="T62">Case studies 7.x</text:span><text:span text:style-name="T63">.<text:s/></text:span></text:p>
      <text:p text:style-name="P64">We<text:s/>highlighted<text:s/>areas that would require some minimum compliance. In the end it comes down to<text:s/>compare<text:s/>the achieved<text:s/>ease in daily use<text:s/>and achieved %TIR to how it was when hybrid closed looping.</text:p>
      <text:p text:style-name="P65"><text:span text:style-name="T66"><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text:linenumbering-configuration text:increment="1" text:offset="0.1965in" text:restart-on-page="fals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3-11-21T10:46:00Z</meta:creation-date>
    <dc:date>2023-11-21T10:50:00Z</dc:date>
    <meta:template xlink:href="Normal.dotm" xlink:type="simple"/>
    <meta:editing-cycles>3</meta:editing-cycles>
    <meta:editing-duration>PT0S</meta:editing-duration>
    <meta:document-statistic meta:page-count="2" meta:paragraph-count="7" meta:word-count="480" meta:character-count="3504" meta:row-count="25" meta:non-whitespace-character-count="3031"/>
  </office:meta>
</office:document-meta>
</file>